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C0000049DA1BD696C556FCE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2.29cm" svg:y="-1.318cm" svg:width="13cm" svg:height="8.64cm" draw:z-index="0"><draw:image xlink:href="Pictures/10000001000006EC0000049DA1BD696C556FCECE.png" xlink:type="simple" xlink:show="embed" xlink:actuate="onLoad" draw:mime-type="image/png"/></draw:frame><draw:frame draw:style-name="fr1" draw:name="Immagine2" text:anchor-type="char" svg:x="2.295cm" svg:y="7.657cm" svg:width="13cm" svg:height="8.64cm" draw:z-index="1"><draw:image xlink:href="Pictures/10000001000006EC0000049DA1BD696C556FCECE.png" xlink:type="simple" xlink:show="embed" xlink:actuate="onLoad" draw:mime-type="image/png"/></draw:frame><draw:frame draw:style-name="fr1" draw:name="Immagine3" text:anchor-type="char" svg:x="2.295cm" svg:y="16.586cm" svg:width="13cm" svg:height="8.64cm" draw:z-index="2"><draw:image xlink:href="Pictures/10000001000006EC0000049DA1BD696C556FCE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7:38:51.323454211</meta:creation-date>
    <dc:date>2022-11-23T16:33:44.332617542</dc:date>
    <meta:editing-duration>PT44M44S</meta:editing-duration>
    <meta:editing-cycles>3</meta:editing-cycles>
    <meta:generator>LibreOffice/7.3.7.2$Linux_X86_64 LibreOffice_project/30$Build-2</meta:generator>
    <meta:print-date>2022-11-23T16:30:22.614891975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